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ctwithoutfill">
      <style:graphic-properties svg:stroke-width="0.2cm" draw:marker-start-width="0.51cm" draw:marker-end="Arrow" draw:marker-end-width="0.61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2.265cm"/>
    </style:style>
    <style:style style:name="gr5" style:family="graphic" style:parent-style-name="objectwithoutfill">
      <style:graphic-properties svg:stroke-width="0.2cm" draw:marker-start-width="0.52cm" draw:marker-end="Arrow" draw:marker-end-width="0.62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3.1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11cm"/>
    </style:style>
    <style:style style:name="gr9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1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03cm" draw:marker-start-width="0.25cm" draw:marker-end-width="0.25cm" draw:fill-color="#99ccff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2cm" draw:marker-start-width="0.52cm" draw:marker-end="Linienende_20_1" draw:marker-end-width="0.62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dash" draw:stroke-dash="Fine_20_Dott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9" style:family="graphic">
      <style:graphic-properties svg:stroke-width="0.03cm" draw:marker-start-width="0.25cm" draw:marker-end-width="0.25cm" draw:fill="solid" draw:fill-color="#eeeeee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>
      <style:graphic-properties svg:stroke-width="0.03cm" draw:marker-start-width="0.25cm" draw:marker-end-width="0.2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objectwithoutfill">
      <style:graphic-properties svg:stroke-width="0.2cm" draw:marker-start-width="0.52cm" draw:marker-end="Linienende_20_1" draw:marker-end-width="0.62cm" draw:fill="solid" draw:fill-color="#eeeeee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cm" draw:marker-start-width="0.52cm" draw:marker-end="Arrow" draw:marker-end-width="0.62cm" draw:fill="solid" draw:fill-color="#cccccc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2cm" draw:marker-start-width="0.5cm" draw:marker-end="Arrow" draw:marker-end-width="0.6cm" draw:fill="solid" draw:fill-color="#cccccc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cm" draw:marker-start-width="0.5cm" draw:marker-end-width="0.5cm" draw:fill="solid" draw:fill-color="#cccccc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draw:stroke="solid" draw:stroke-dash="Fine_20_Dotted"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8" style:family="graphic" style:parent-style-name="objectwithoutfill">
      <style:graphic-properties draw:stroke="dash" draw:stroke-dash="Fine_20_Dashed" svg:stroke-width="0.2cm" draw:marker-start-width="0.8cm" draw:marker-end="" draw:marker-end-width="0.9cm" draw:fill="none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draw:stroke="dash" draw:stroke-dash="Fine_20_Dashed"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style:text-properties fo:font-size="25pt" fo:font-style="italic" style:font-size-asian="25pt" style:font-style-asian="italic" style:font-size-complex="25pt" style:font-style-complex="italic"/>
    </style:style>
    <style:style style:name="P9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font-size="26pt" fo:font-style="italic" fo:text-shadow="none" style:font-size-asian="26pt" style:font-style-asian="italic" style:font-size-complex="26pt" style:font-style-complex="italic"/>
    </style:style>
    <style:style style:name="P13" style:family="paragraph">
      <style:text-properties fo:font-size="32pt" fo:font-style="italic" style:font-size-asian="32pt" style:font-style-asian="italic" style:font-size-complex="32pt" style:font-style-complex="italic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size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5pt" fo:font-style="italic" style:font-size-asian="25pt" style:font-style-asian="italic" style:font-size-complex="25pt" style:font-style-complex="italic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26pt" fo:font-style="italic" fo:text-shadow="none" style:font-size-asian="26pt" style:font-style-asian="italic" style:font-size-complex="26pt" style:font-style-complex="italic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40pt" fo:text-shadow="1pt 1pt" style:font-size-asian="40pt" style:font-size-complex="40pt"/>
    </style:style>
    <style:style style:name="T15" style:family="text">
      <style:text-properties fo:font-size="18pt" fo:font-weight="bold" style:font-size-asian="32pt" style:font-weight-asian="bold" style:font-size-complex="32pt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13.601cm" svg:height="8.981cm" svg:x="31.6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text:p text:style-name="P1"><text:span text:style-name="T1">Trajectory</text:span></text:p>
          <text:p text:style-name="P2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2"><text:span text:style-name="T2">Merging,</text:span></text:p>
          <text:p text:style-name="P2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9.201cm" svg:height="4.201cm" svg:x="12.718cm" svg:y="21.9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" draw:id="id6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7" draw:id="id7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10.2cm" svg:height="7.2cm" svg:x="60.2cm" svg:y="10cm">
          <text:p text:style-name="P1"><text:span text:style-name="T1">Environment</text:span></text:p>
          <text:p text:style-name="P2"/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60.2cm" svg:y1="13.6cm" svg:x2="45.201cm" svg:y2="18.687cm" draw:start-shape="id1" draw:start-glue-point="3" draw:end-shape="id2" svg:d="M60200 13600c-11248 0-3749 5087-14999 5087" svg:viewBox="0 0 15000 5088">
          <text:p/>
        </draw:connector>
        <draw:frame draw:style-name="gr4" draw:text-style-name="P7" draw:layer="layout" svg:width="12.2cm" svg:height="3.6cm" svg:x="46.6cm" svg:y="12.4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17.318cm" svg:y1="21.999cm" svg:x2="31.601cm" svg:y2="17.201cm" draw:start-shape="id3" draw:start-glue-point="0" draw:end-shape="id2" draw:end-glue-point="6" svg:d="M17318 21999c0-3199 4761-4798 14283-4798" svg:viewBox="0 0 14284 4799">
          <text:p/>
        </draw:connector>
        <draw:connector draw:style-name="gr3" draw:text-style-name="P6" draw:layer="layout" draw:type="curve" draw:line-skew="1.841cm" svg:x1="31.6cm" svg:y1="18.687cm" svg:x2="21.919cm" svg:y2="24.099cm" draw:start-shape="id2" draw:start-glue-point="3" draw:end-shape="id3" draw:end-glue-point="1" svg:d="M31600 18687c-4500 0 340 5412-9681 5412" svg:viewBox="0 0 9682 5413">
          <text:p/>
        </draw:connector>
        <draw:frame draw:style-name="gr6" draw:text-style-name="P7" draw:layer="layout" svg:width="6.8cm" svg:height="3.566cm" svg:x="22.6cm" svg:y="18.84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2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8" draw:text-style-name="P7" draw:layer="layout" svg:width="9.2cm" svg:height="1.356cm" svg:x="20.4cm" svg:y="15.6cm">
          <draw:text-box>
            <text:p><text:span text:style-name="T9">Saves &amp; loads</text:span></text:p>
          </draw:text-box>
        </draw:frame>
        <draw:custom-shape draw:style-name="gr9" draw:text-style-name="P9" xml:id="id4" draw:id="id4" draw:layer="layout" svg:width="20cm" svg:height="5.4cm" svg:x="31.6cm" svg:y="2.4cm">
          <text:p text:style-name="P6"><text:span text:style-name="T11">Your Simul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5.3cm" svg:y1="10cm" svg:x2="51.6cm" svg:y2="5.1cm" draw:start-shape="id1" draw:start-glue-point="0" draw:end-shape="id4" draw:end-glue-point="7" svg:d="M65300 10000c0-3267-4566-4900-13700-4900" svg:viewBox="0 0 13701 4901">
          <text:p/>
        </draw:connector>
        <draw:connector draw:style-name="gr3" draw:text-style-name="P6" draw:layer="layout" draw:type="curve" svg:x1="41.6cm" svg:y1="7.8cm" svg:x2="38.4cm" svg:y2="14.197cm" draw:start-shape="id4" draw:start-glue-point="6" draw:end-shape="id2" draw:end-glue-point="0" svg:d="M41600 7800c0 4824-3200 1626-3200 6397" svg:viewBox="0 0 3201 6398">
          <text:p/>
        </draw:connector>
        <draw:frame draw:style-name="gr10" draw:text-style-name="P10" draw:layer="layout" svg:width="7.432cm" svg:height="11cm" svg:x="53.168cm" svg:y="1.4cm">
          <draw:text-box>
            <text:p text:style-name="P6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1" draw:layer="layout" svg:width="7.868cm" svg:height="4.367cm" svg:x="30.8cm" svg:y="8.633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1" draw:text-style-name="P4" xml:id="id5" draw:id="id5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cm" svg:y1="23.178cm" svg:x2="38.4cm" svg:y2="28.6cm" draw:start-shape="id2" draw:start-glue-point="2" draw:end-shape="id5" draw:end-glue-point="0" svg:d="M38400 23178v5422" svg:viewBox="0 0 1 5423">
          <text:p/>
        </draw:connector>
        <draw:frame draw:style-name="gr11" draw:text-style-name="P12" draw:layer="layout" svg:width="10.421cm" svg:height="4.367cm" svg:x="38.979cm" svg:y="23.6cm">
          <draw:text-box>
            <text:p><text:span text:style-name="T12">4 Sub-tree group nodes:</text:span></text:p>
            <text:p><text:span text:style-name="T12">`config`, `parameters`,</text:span></text:p>
            <text:p><text:span text:style-name="T12">`derived_parameters`,</text:span></text:p>
            <text:p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5" draw:start-glue-point="2" draw:end-shape="id6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5" draw:start-glue-point="2" draw:end-shape="id7" svg:d="M38400 37800c0 2401 6000 802 6000 3200" svg:viewBox="0 0 6001 3201">
          <text:p/>
        </draw:connector>
        <draw:frame draw:style-name="gr11" draw:text-style-name="P13" draw:layer="layout" svg:width="2.513cm" svg:height="1.517cm" svg:x="37.487cm" svg:y="39.483cm">
          <draw:text-box>
            <text:p><text:span text:style-name="T13">0...*</text:span></text:p>
          </draw:text-box>
        </draw:frame>
        <draw:frame draw:style-name="gr12" draw:text-style-name="P13" draw:layer="layout" svg:width="2.513cm" svg:height="2.041cm" svg:x="46.887cm" svg:y="32.8cm">
          <draw:text-box>
            <text:p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5" draw:start-glue-point="5" draw:end-shape="id5" draw:end-glue-point="4" svg:d="M44800 35219c6813 0 6813-3870 0-3870" svg:viewBox="0 0 5111 3871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3" xml:id="id8" draw:id="id8" draw:layer="layout" svg:width="17.4cm" svg:height="6.385cm" svg:x="1.8cm" svg:y="19.615cm">
          <text:p text:style-name="P2"><text:span text:style-name="T1">#1: Pre-processing</text:span><text:span text:style-name="T3"><text:line-break/></text:span><text:span text:style-name="T4"><text:line-break/></text:span><text:span text:style-name="T2">Define parameters,</text:span></text:p>
          <text:p text:style-name="P2"><text:span text:style-name="T2">Prepare the experiment,</text:span></text:p>
          <text:p text:style-name="P2"><text:span text:style-name="T2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9.6cm" svg:height="33cm" svg:x="21.6cm" svg:y="6.22cm">
          <text:p text:style-name="P2"><text:span text:style-name="T1">#2: Run-phase</text:span><text:span text:style-name="T3"><text:line-break/></text:span><text:span text:style-name="T4"><text:line-break/></text:span><text:span text:style-name="T2">Execution of Parameter Exploration,</text:span></text:p>
          <text:p text:style-name="P2"><text:span text:style-name="T2">Computationally expensive (so do this in parallel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16cm">
          <text:p text:style-name="P2"><text:span text:style-name="T1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19.6cm">
          <text:p text:style-name="P2"><text:span text:style-name="T1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3.4cm">
          <text:p text:style-name="P2"><text:span text:style-name="T1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7cm">
          <text:p text:style-name="P2"><text:span text:style-name="T1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30.4cm">
          <text:p text:style-name="P2"><text:span text:style-name="T1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13cm" svg:height="6.385cm" svg:x="54cm" svg:y="19.4cm">
          <text:p text:style-name="P2"><text:span text:style-name="T1">#3: Post-processing</text:span><text:span text:style-name="T3"><text:line-break/></text:span><text:span text:style-name="T4"><text:line-break/></text:span><text:span text:style-name="T2">Collection of results,</text:span></text:p>
          <text:p text:style-name="P2"><text:span text:style-name="T2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11.4cm" svg:height="6.385cm" svg:x="71.52cm" svg:y="19.455cm">
          <text:p text:style-name="P2"><text:span text:style-name="T1">#4: Analysis</text:span><text:span text:style-name="T3"><text:line-break/></text:span><text:span text:style-name="T4"><text:line-break/></text:span><text:span text:style-name="T2">Computing statistics,</text:span></text:p>
          <text:p text:style-name="P2"><text:span text:style-name="T2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curve" svg:x1="19.2cm" svg:y1="22.807cm" svg:x2="21.6cm" svg:y2="22.72cm" draw:start-shape="id8" draw:start-glue-point="1" draw:end-shape="id9" svg:d="M19200 22807c1800 0 600-87 2400-87" svg:viewBox="0 0 2401 88">
          <text:p/>
        </draw:connector>
        <draw:connector draw:style-name="gr5" draw:text-style-name="P6" draw:layer="layout" draw:type="curve" svg:x1="51.2cm" svg:y1="22.72cm" svg:x2="51.2cm" svg:y2="22.72cm" draw:start-shape="id9" draw:end-shape="id9" svg:d="M51200 22720z" svg:viewBox="0 0 1 1">
          <text:p/>
        </draw:connector>
        <draw:connector draw:style-name="gr16" draw:text-style-name="P6" draw:layer="layout" draw:type="lines" svg:x1="51.1cm" svg:y1="22.62cm" svg:x2="54cm" svg:y2="22.592cm" draw:end-shape="id10" draw:end-glue-point="3" svg:d="M51100 22620l2385-28h515" svg:viewBox="0 0 2901 29">
          <text:p/>
        </draw:connector>
        <draw:line draw:style-name="gr17" draw:text-style-name="P6" draw:layer="layout" svg:x1="46.4cm" svg:y1="32cm" svg:x2="51.1cm" svg:y2="22.592cm">
          <text:p/>
        </draw:line>
        <draw:line draw:style-name="gr17" draw:text-style-name="P6" draw:layer="layout" svg:x1="46.2cm" svg:y1="28.4cm" svg:x2="51cm" svg:y2="22.492cm">
          <text:p/>
        </draw:line>
        <draw:line draw:style-name="gr17" draw:text-style-name="P6" draw:layer="layout" svg:x1="46.2cm" svg:y1="24.8cm" svg:x2="51cm" svg:y2="22.492cm">
          <text:p/>
        </draw:line>
        <draw:line draw:style-name="gr17" draw:text-style-name="P6" draw:layer="layout" svg:x1="46.2cm" svg:y1="21cm" svg:x2="51cm" svg:y2="22.492cm">
          <text:p/>
        </draw:line>
        <draw:line draw:style-name="gr17" draw:text-style-name="P6" draw:layer="layout" svg:x1="46.4cm" svg:y1="17.2cm" svg:x2="51cm" svg:y2="22.492cm">
          <text:p/>
        </draw:line>
        <draw:line draw:style-name="gr16" draw:text-style-name="P6" draw:layer="layout" svg:x1="21.6cm" svg:y1="22.72cm" svg:x2="30.4cm" svg:y2="17.2cm">
          <text:p/>
        </draw:line>
        <draw:line draw:style-name="gr16" draw:text-style-name="P6" draw:layer="layout" svg:x1="21.5cm" svg:y1="22.72cm" svg:x2="30.2cm" svg:y2="21cm">
          <text:p/>
        </draw:line>
        <draw:line draw:style-name="gr16" draw:text-style-name="P6" draw:layer="layout" svg:x1="21.5cm" svg:y1="22.72cm" svg:x2="30.2cm" svg:y2="24.8cm">
          <text:p/>
        </draw:line>
        <draw:line draw:style-name="gr16" draw:text-style-name="P6" draw:layer="layout" svg:x1="21.5cm" svg:y1="22.72cm" svg:x2="30.2cm" svg:y2="28.2cm">
          <text:p/>
        </draw:line>
        <draw:line draw:style-name="gr16" draw:text-style-name="P6" draw:layer="layout" svg:x1="21.5cm" svg:y1="22.72cm" svg:x2="30.4cm" svg:y2="31.8cm">
          <text:p/>
        </draw:line>
        <draw:connector draw:style-name="gr18" draw:text-style-name="P6" draw:layer="layout" draw:type="lines" svg:x1="67cm" svg:y1="22.592cm" svg:x2="71.52cm" svg:y2="22.647cm" draw:start-shape="id10" draw:start-glue-point="1" draw:end-shape="id11" draw:end-glue-point="3" svg:d="M67000 22592h516l3488 55h516" svg:viewBox="0 0 4521 56">
          <text:p/>
        </draw:connector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9" draw:text-style-name="P3" xml:id="id12" draw:id="id12" draw:layer="Layout" svg:width="17.4cm" svg:height="6.385cm" svg:x="1.8cm" svg:y="19.615cm">
          <text:p text:style-name="P3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3"><text:span text:style-name="T17">Prepare the experiment,</text:span></text:p>
          <text:p text:style-name="P3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13" draw:id="id13" draw:layer="Layout" svg:width="29.6cm" svg:height="33cm" svg:x="21.6cm" svg:y="6.22cm">
          <text:p text:style-name="P3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3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6cm" svg:height="2.8cm" svg:x="30.4cm" svg:y="16cm">
          <text:p text:style-name="P3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6cm" svg:height="2.8cm" svg:x="30.2cm" svg:y="19.6cm">
          <text:p text:style-name="P3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6cm" svg:height="2.8cm" svg:x="30.2cm" svg:y="23.4cm">
          <text:p text:style-name="P3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6cm" svg:height="2.8cm" svg:x="30.2cm" svg:y="27cm">
          <text:p text:style-name="P3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6cm" svg:height="2.8cm" svg:x="30.4cm" svg:y="30.4cm">
          <text:p text:style-name="P3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14" draw:id="id14" draw:layer="Layout" svg:width="16.4cm" svg:height="6.385cm" svg:x="54.2cm" svg:y="19.4cm">
          <text:p text:style-name="P3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3"><text:span text:style-name="T17">cleaning up</text:span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15" draw:id="id15" draw:layer="Layout" svg:width="11.4cm" svg:height="6.385cm" svg:x="60.2cm" svg:y="7.6cm">
          <text:p text:style-name="P3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3"><text:span text:style-name="T17">plotting</text:span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6" draw:layer="layout" draw:type="curve" svg:x1="19.2cm" svg:y1="22.807cm" svg:x2="21.6cm" svg:y2="22.72cm" draw:start-shape="id12" draw:start-glue-point="1" draw:end-shape="id13" svg:d="M19200 22807c1800 0 600-87 2400-87" svg:viewBox="0 0 2401 88">
          <text:p/>
        </draw:connector>
        <draw:connector draw:style-name="gr22" draw:text-style-name="P6" draw:layer="layout" draw:type="curve" svg:x1="51.2cm" svg:y1="22.72cm" svg:x2="51.2cm" svg:y2="22.72cm" draw:start-shape="id13" draw:end-shape="id13" svg:d="M51200 22720z" svg:viewBox="0 0 1 1">
          <text:p/>
        </draw:connector>
        <draw:connector draw:style-name="gr23" draw:text-style-name="P6" draw:layer="layout" draw:type="lines" svg:x1="51.1cm" svg:y1="22.62cm" svg:x2="54.2cm" svg:y2="22.592cm" draw:end-shape="id14" draw:end-glue-point="3" svg:d="M51100 22620l2584-28h516" svg:viewBox="0 0 3101 29">
          <text:p/>
        </draw:connector>
        <draw:line draw:style-name="gr24" draw:text-style-name="P6" draw:layer="layout" svg:x1="46.4cm" svg:y1="32cm" svg:x2="51.1cm" svg:y2="22.592cm">
          <text:p/>
        </draw:line>
        <draw:line draw:style-name="gr24" draw:text-style-name="P6" draw:layer="layout" svg:x1="46.2cm" svg:y1="28.4cm" svg:x2="51cm" svg:y2="22.492cm">
          <text:p/>
        </draw:line>
        <draw:line draw:style-name="gr24" draw:text-style-name="P6" draw:layer="layout" svg:x1="46.2cm" svg:y1="24.8cm" svg:x2="51cm" svg:y2="22.492cm">
          <text:p/>
        </draw:line>
        <draw:line draw:style-name="gr24" draw:text-style-name="P6" draw:layer="layout" svg:x1="46.2cm" svg:y1="21cm" svg:x2="51cm" svg:y2="22.492cm">
          <text:p/>
        </draw:line>
        <draw:line draw:style-name="gr24" draw:text-style-name="P6" draw:layer="layout" svg:x1="46.4cm" svg:y1="17.2cm" svg:x2="51cm" svg:y2="22.492cm">
          <text:p/>
        </draw:line>
        <draw:line draw:style-name="gr25" draw:text-style-name="P6" draw:layer="layout" svg:x1="21.6cm" svg:y1="22.72cm" svg:x2="30.4cm" svg:y2="17.2cm">
          <text:p/>
        </draw:line>
        <draw:line draw:style-name="gr25" draw:text-style-name="P6" draw:layer="layout" svg:x1="21.5cm" svg:y1="22.72cm" svg:x2="30.2cm" svg:y2="21cm">
          <text:p/>
        </draw:line>
        <draw:line draw:style-name="gr25" draw:text-style-name="P6" draw:layer="layout" svg:x1="21.5cm" svg:y1="22.72cm" svg:x2="30.2cm" svg:y2="24.8cm">
          <text:p/>
        </draw:line>
        <draw:line draw:style-name="gr25" draw:text-style-name="P6" draw:layer="layout" svg:x1="21.5cm" svg:y1="22.72cm" svg:x2="30.2cm" svg:y2="28.2cm">
          <text:p/>
        </draw:line>
        <draw:line draw:style-name="gr25" draw:text-style-name="P6" xml:id="id17" draw:id="id17" draw:layer="layout" svg:x1="21.5cm" svg:y1="22.72cm" svg:x2="30.4cm" svg:y2="31.8cm">
          <text:p/>
        </draw:line>
        <draw:connector draw:style-name="gr26" draw:text-style-name="P6" draw:layer="layout" draw:type="lines" draw:line-skew="-0.884cm 1.3cm" svg:x1="62.4cm" svg:y1="19.4cm" svg:x2="65.9cm" svg:y2="13.985cm" draw:start-shape="id14" draw:start-glue-point="0" draw:end-shape="id15" draw:end-glue-point="2" svg:d="M62400 19400v-1400l3500-2200v-1815" svg:viewBox="0 0 3501 5416">
          <text:p/>
        </draw:connector>
        <draw:custom-shape draw:style-name="gr27" draw:text-style-name="P6" xml:id="id16" draw:id="id16" draw:layer="layout" svg:width="1.8cm" svg:height="1.4cm" svg:x="32.4cm" svg:y="46.8cm">
          <text:p/>
          <draw:enhanced-geometry svg:viewBox="0 0 21600 21600" draw:type="rectangle" draw:enhanced-path="M 0 0 L 21600 0 21600 21600 0 21600 0 0 Z N"/>
        </draw:custom-shape>
        <draw:connector draw:style-name="gr28" draw:text-style-name="P6" draw:layer="layout" draw:type="curve" svg:x1="62.4cm" svg:y1="25.785cm" svg:x2="34.2cm" svg:y2="47.5cm" draw:start-shape="id14" draw:start-glue-point="2" draw:end-shape="id16" draw:end-glue-point="1" svg:d="M62400 25785c0 14477-9400 21715-28200 21715" svg:viewBox="0 0 28201 21716">
          <text:p/>
        </draw:connector>
        <draw:connector draw:style-name="gr29" draw:text-style-name="P6" draw:layer="layout" draw:type="curve" draw:line-skew="-0.335cm 8.2cm -5.55cm" svg:x1="34.2cm" svg:y1="47.5cm" svg:x2="21.5cm" svg:y2="27.26cm" draw:start-shape="id16" draw:start-glue-point="1" draw:end-shape="id17" draw:end-glue-point="3" svg:d="M34200 47500c247 0 166 0-9342 0-9507 0-12583-20240-3358-20240" svg:viewBox="0 0 18310 20241">
          <text:p/>
        </draw:connector>
        <draw:frame draw:style-name="gr30" draw:text-style-name="P14" draw:layer="layout" svg:width="15.4cm" svg:height="1.83cm" svg:x="28cm" svg:y="48.2cm">
          <draw:text-box>
            <text:p text:style-name="P14"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Linienende_20_1" draw:display-name="Linienende 1" svg:viewBox="0 0 7600 0" svg:d="M0 0h760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87.300003051757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09cm" fo:text-indent="0cm"/>
      <style:text-properties fo:font-size="7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17cm" fo:text-indent="0cm"/>
      <style:text-properties fo:font-size="65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43cm" fo:text-indent="0cm"/>
      <style:text-properties fo:font-size="54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0.19999694824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  <draw:page-thumbnail draw:layer="backgroundobjects" svg:width="9.294cm" svg:height="6.564cm" svg:x="11.295cm" svg:y="2.638cm"/>
      <draw:page-thumbnail draw:layer="backgroundobjects" svg:width="9.294cm" svg:height="6.564cm" svg:x="11.295cm" svg:y="10.686cm"/>
      <draw:page-thumbnail draw:layer="backgroundobjects" svg:width="9.294cm" svg:height="6.564cm" svg:x="11.295cm" svg:y="18.734cm"/>
    </style:handout-master>
    <style:master-page style:name="Standard" style:page-layout-name="PM1" draw:style-name="Mdp1">
      <draw:frame presentation:style-name="Standard-title" draw:layer="backgroundobjects" svg:width="73.889cm" svg:height="9.584cm" svg:x="5.105cm" svg:y="3.287cm" presentation:class="title" presentation:placeholder="true">
        <draw:text-box/>
      </draw:frame>
      <draw:frame presentation:style-name="Standard-outline1" draw:layer="backgroundobjects" svg:width="72.247cm" svg:height="33.292cm" svg:x="5.105cm" svg:y="14.428cm" presentation:class="outline" presentation:placeholder="true">
        <draw:text-box/>
      </draw:frame>
      <draw:frame presentation:style-name="Mpr1" draw:text-style-name="MP1" draw:layer="backgroundobjects" svg:width="19.128cm" svg:height="3.958cm" svg:x="5.105cm" svg:y="5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7cm" svg:y="53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8cm" svg:height="3.958cm" svg:x="59.864cm" svg:y="53.2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</meta:initial-creator>
    <meta:creation-date>2013-11-16T16:13:34</meta:creation-date>
    <dc:date>2015-03-20T10:12:18.844290748</dc:date>
    <dc:creator>robert </dc:creator>
    <meta:editing-duration>PT10M21S</meta:editing-duration>
    <meta:editing-cycles>4</meta:editing-cycles>
    <meta:generator>LibreOffice/4.2.7.2$Linux_X86_64 LibreOffice_project/420m0$Build-2</meta:generator>
    <meta:document-statistic meta:object-count="108"/>
  </office:meta>
</office:document-meta>
</file>